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8.569cm" table:align="center"/>
    </style:style>
    <style:style style:name="Таблица1.A" style:family="table-column">
      <style:table-column-properties style:column-width="4.283cm"/>
    </style:style>
    <style:style style:name="Таблица1.B" style:family="table-column">
      <style:table-column-properties style:column-width="4.286cm"/>
    </style:style>
    <style:style style:name="Таблица1.A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justify" style:justify-single-word="false" fo:text-indent="1cm" style:auto-text-indent="false"/>
      <style:text-properties style:font-name="Times New Roman" fo:font-size="14pt" officeooo:rsid="0003a61a" officeooo:paragraph-rsid="0003a61a" style:font-size-asian="12.25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4pt" fo:font-weight="bold" officeooo:rsid="0003a61a" officeooo:paragraph-rsid="0003a61a" style:font-size-asian="12.25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03a61a" officeooo:paragraph-rsid="0003a61a" style:font-size-asian="12.25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fo:font-weight="normal" officeooo:rsid="0003a61a" officeooo:paragraph-rsid="0003a61a" style:font-size-asian="12.25pt" style:font-weight-asian="normal" style:font-size-complex="14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Россия</text:span> — это великое <text:span text:style-name="T2">государство</text:span>. В нашей стране проживают люди разных <text:span text:style-name="T2">национальностей</text:span>. Народы нашей страны говорят не только на русском, но и на своих родных <text:span text:style-name="T2">языках</text:span>. Все жители нашей страны являются единым народом. Хотя мы и отличаемся друг от друга особенностями национальных <text:span text:style-name="T2">культур</text:span>, Россия — это наша общая <text:span text:style-name="T2">Родина</text:span>.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3">Национальный состав в России, 2010</text:p>
          </table:table-cell>
          <table:covered-table-cell/>
        </table:table-row>
        <table:table-row>
          <table:table-cell table:style-name="Таблица1.A2" office:value-type="string">
            <text:p text:style-name="P2">Русские</text:p>
          </table:table-cell>
          <table:table-cell table:style-name="Таблица1.B2" office:value-type="string">
            <text:p text:style-name="P4">80,90%</text:p>
          </table:table-cell>
        </table:table-row>
        <table:table-row>
          <table:table-cell table:style-name="Таблица1.A2" office:value-type="string">
            <text:p text:style-name="P2">Татары</text:p>
          </table:table-cell>
          <table:table-cell table:style-name="Таблица1.B2" office:value-type="string">
            <text:p text:style-name="P4">3,87%</text:p>
          </table:table-cell>
        </table:table-row>
        <table:table-row>
          <table:table-cell table:style-name="Таблица1.A2" office:value-type="string">
            <text:p text:style-name="P2">Украинцы</text:p>
          </table:table-cell>
          <table:table-cell table:style-name="Таблица1.B2" office:value-type="string">
            <text:p text:style-name="P4">1,41%</text:p>
          </table:table-cell>
        </table:table-row>
        <table:table-row>
          <table:table-cell table:style-name="Таблица1.A2" office:value-type="string">
            <text:p text:style-name="P2">Башкиры</text:p>
          </table:table-cell>
          <table:table-cell table:style-name="Таблица1.B2" office:value-type="string">
            <text:p text:style-name="P4">1,15%</text:p>
          </table:table-cell>
        </table:table-row>
        <table:table-row>
          <table:table-cell table:style-name="Таблица1.A2" office:value-type="string">
            <text:p text:style-name="P2">Чуваши</text:p>
          </table:table-cell>
          <table:table-cell table:style-name="Таблица1.B2" office:value-type="string">
            <text:p text:style-name="P4">1,05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4T16:25:38.330000000</meta:creation-date>
    <dc:date>2024-04-04T16:34:45.565000000</dc:date>
    <meta:editing-duration>PT9M8S</meta:editing-duration>
    <meta:editing-cycles>1</meta:editing-cycles>
    <meta:generator>LibreOffice/7.6.4.1$Windows_X86_64 LibreOffice_project/e19e193f88cd6c0525a17fb7a176ed8e6a3e2aa1</meta:generator>
    <meta:document-statistic meta:table-count="1" meta:image-count="0" meta:object-count="0" meta:page-count="1" meta:paragraph-count="12" meta:word-count="62" meta:character-count="412" meta:non-whitespace-character-count="360"/>
  </office:meta>
</office:document-meta>
</file>